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16.886cm" style:rel-column-width="38555*"/>
    </style:style>
    <style:style style:name="t1.B" style:family="table-column">
      <style:table-column-properties style:column-width="11.816cm" style:rel-column-width="26980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0.504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d7" officeooo:paragraph-rsid="00380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417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1ee1c8" officeooo:paragraph-rsid="001ee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/>
          </table:table-cell>
          <table:table-cell table:style-name="t1.B1" office:value-type="string">
            <text:p text:style-name="P2"/>
          </table:table-cell>
        </table:table-row>
        <table:table-row>
          <table:table-cell table:style-name="t1.A2" office:value-type="string">
            <text:p text:style-name="P3"/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4"/>
          </table:table-cell>
          <table:table-cell table:style-name="t1.B2" office:value-type="string">
            <text:p text:style-name="P4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5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6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9"/>
          </table:table-cell>
        </table:table-row>
        <table:table-row table:style-name="t1.10">
          <table:table-cell table:style-name="t1.A2" office:value-type="string">
            <text:p text:style-name="P3"/>
          </table:table-cell>
          <table:table-cell table:style-name="t1.B2" office:value-type="string">
            <text:p text:style-name="P10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1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2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</table:table>
      <text:p text:style-name="Standard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5-30T20:21:49.120000000</dc:date>
    <meta:editing-duration>PT6H57M50S</meta:editing-duration>
    <meta:editing-cycles>27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